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cima Nova Pro" svg:font-family="'Decima Nova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.282cm" style:contextual-spacing="false" fo:line-height="12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Decima Nova Pro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5266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07460517" text:style-name="L1">
        <text:list-item>
          <text:p text:style-name="P1"><text:bookmark text:name="docs-internal-guid-e63a780a-7fff-3ed5-912e-6484e2887975"/>¿Qué es una metodología de desarrollo de software? ¿Para qué sirve?</text:p>
        </text:list-item>
      </text:list>
      <text:p text:style-name="P2"/>
      <text:p text:style-name="P2"><text:tab/><text:span text:style-name="T1">Son unos pasos a seguir para realizar un proyecto, <text:s/>en cual se divide en fases, <text:tab/>sirve para poder realizarlo bien estructurado y poder gestionarlo más <text:tab/>fácilmente.</text:span></text:p>
      <text:p text:style-name="P2"/>
      <text:list xml:id="list220351449998008" text:continue-numbering="true" text:style-name="L1">
        <text:list-item>
          <text:p text:style-name="P1">Enumera, ordenadamente, las fases que componen un proyecto de desarrollo de software</text:p>
          <text:p text:style-name="P1"/>
        </text:list-item>
      </text:list>
      <text:list xml:id="list2248888331" text:style-name="L2">
        <text:list-item>
          <text:p text:style-name="P3"><text:span text:style-name="T1">Análisis</text:span></text:p>
        </text:list-item>
        <text:list-item>
          <text:p text:style-name="P3"><text:span text:style-name="T1">Diseño</text:span></text:p>
        </text:list-item>
        <text:list-item>
          <text:p text:style-name="P3"><text:span text:style-name="T1">Codificación</text:span></text:p>
        </text:list-item>
        <text:list-item>
          <text:p text:style-name="P3"><text:span text:style-name="T1">Pruebas</text:span></text:p>
        </text:list-item>
        <text:list-item>
          <text:p text:style-name="P3"><text:span text:style-name="T1">Documentación</text:span></text:p>
        </text:list-item>
        <text:list-item>
          <text:p text:style-name="P3"><text:span text:style-name="T1">Explotación y mantenimiento</text:span></text:p>
        </text:list-item>
      </text:list>
      <text:list xml:id="list220350613974440" text:continue-list="list220351449998008" text:style-name="L1">
        <text:list-header>
          <text:p text:style-name="P1"/>
        </text:list-header>
        <text:list-item>
          <text:p text:style-name="P4">¿Para qué sirve la fase de pruebas?</text:p>
        </text:list-item>
      </text:list>
      <text:p text:style-name="P5"><text:tab/></text:p>
      <text:p text:style-name="P5"><text:tab/><text:span text:style-name="T1">Sirve para comprobar que la salida de cada una de las fases realmente se <text:tab/>corresponde con las especificaciones que hemos marcado, con ella se detectan <text:tab/>los errores de codificación o de diseño.</text:span></text:p>
      <text:p text:style-name="P5"/>
      <text:list xml:id="list220352125286540" text:continue-numbering="true" text:style-name="L1">
        <text:list-item>
          <text:p text:style-name="P1">¿Qué es una metodología ágil? ¿Qué la diferencia de cualquier otra metodología?</text:p>
        </text:list-item>
      </text:list>
      <text:p text:style-name="P2"/>
      <text:p text:style-name="P2"><text:tab/><text:span text:style-name="T1">Son metodologías que se basan en un desarrollo iterativo e incremental, laa <text:s/><text:tab/>diferencia en que son más flexibles y establecen un número menor de tareas y <text:tab/>de documentación.</text:span></text:p>
      <text:p text:style-name="P2"/>
      <text:p text:style-name="P2"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cima Nova Pro" svg:font-family="'Decima Nova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21:51:31.840000000</meta:creation-date>
    <dc:date>2022-11-28T22:03:49.991000000</dc:date>
    <meta:editing-duration>PT18S</meta:editing-duration>
    <meta:editing-cycles>1</meta:editing-cycles>
    <meta:document-statistic meta:table-count="0" meta:image-count="0" meta:object-count="0" meta:page-count="1" meta:paragraph-count="15" meta:word-count="146" meta:character-count="885" meta:non-whitespace-character-count="749"/>
    <meta:generator>LibreOffice/7.1.2.2$Windows_X86_64 LibreOffice_project/8a45595d069ef5570103caea1b71cc9d82b2aae4</meta:generator>
  </office:meta>
</office:document-meta>
</file>